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/>
    </style:style>
    <style:style style:name="P2" style:family="paragraph" style:parent-style-name="Standard">
      <style:paragraph-properties fo:text-align="start" style:justify-single-word="false"/>
      <style:text-properties style:font-name="Verdana" officeooo:paragraph-rsid="001547e1"/>
    </style:style>
    <style:style style:name="P3" style:family="paragraph" style:parent-style-name="Standard">
      <style:paragraph-properties fo:text-align="start" style:justify-single-word="false"/>
      <style:text-properties style:font-name="Verdana"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8pt" officeooo:paragraph-rsid="0010033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6pt" style:font-size-asian="16pt" style:font-size-complex="16pt"/>
    </style:style>
    <style:style style:name="T1" style:family="text">
      <style:text-properties officeooo:rsid="00100331"/>
    </style:style>
    <style:style style:name="T2" style:family="text">
      <style:text-properties officeooo:rsid="00166ebf"/>
    </style:style>
    <style:style style:name="T3" style:family="text">
      <style:text-properties officeooo:rsid="002004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balho 1: Barreira e fila de uso FIFO para processos</text:p>
      <text:p text:style-name="P3"/>
      <text:p text:style-name="P4">Luiz Henrique Murback Wiedmer</text:p>
      <text:p text:style-name="P4">GRR20221234</text:p>
      <text:p text:style-name="P3"/>
      <text:p text:style-name="P3">Barreira e fila de uso FIFO para processos</text:p>
      <text:p text:style-name="P1"/>
      <text:p text:style-name="P5">1.Introdução</text:p>
      <text:p text:style-name="P1"><text:s text:c="4"/>O programa cria um número n de filhos(sendo n decidido pelo usuário) e controla o uso de um recurso que deve ser utilizado por todos os processos. Esse <text:span text:style-name="T1">c</text:span>ontrole é feito por meio de uma estrutura de barreira e uma estrutura de fila FIFO.</text:p>
      <text:p text:style-name="P1"/>
      <text:p text:style-name="P5">2.Forma de uso</text:p>
      <text:p text:style-name="P1"><text:s text:c="4"/>Use "make" para compilar, e rode "./mainProc n", sendo n o número de processos a ser gerado(incluindo o pai).</text:p>
      <text:p text:style-name="P1"/>
      <text:p text:style-name="P5">3.<text:span text:style-name="T1">E</text:span>struras de dados</text:p>
      <text:p text:style-name="P1"><text:s text:c="4"/>Para a implementação desse programa, foram utilizadas três estruturas, sendo a primeira a seguinte estrutura de barreira:</text:p>
      <text:p text:style-name="P1"/>
      <text:p text:style-name="P1">typedef struct barrier_s {</text:p>
      <text:p text:style-name="P1"><text:s text:c="4"/>int maxProcNum;</text:p>
      <text:p text:style-name="P1"><text:s text:c="4"/>int procNumCount;</text:p>
      <text:p text:style-name="P1"><text:s text:c="4"/>sem_t sem;</text:p>
      <text:p text:style-name="P1"><text:s text:c="4"/>sem_t mutex;</text:p>
      <text:p text:style-name="P1">} barrier_t;</text:p>
      <text:p text:style-name="P1"/>
      <text:p text:style-name="P1">Sendo que maxProcNum é o número de processos que devem chegar na barreira para que ela "abra", procNumCount é o número atual de processos esperando na barreira, sem é um semáforo para bloquear o processo quando necessário, e mutex é um semáforo que é bloqueado antes de fazer ações críticas para evitar condições de corrida.</text:p>
      <text:p text:style-name="P1"/>
      <text:p text:style-name="P1">A segunda estrutura utilizada foi uma estrutura de nodo para guardar os dados do processo:</text:p>
      <text:p text:style-name="P1"/>
      <text:p text:style-name="P1">typedef struct nodoProc {</text:p>
      <text:p text:style-name="P1"><text:s text:c="4"/>int Pi;</text:p>
      <text:p text:style-name="P1"><text:s text:c="4"/>sem_t sem;</text:p>
      <text:p text:style-name="P1">} nodoProc_t;</text:p>
      <text:p text:style-name="P1"/>
      <text:p text:style-name="P1">Pi é o pid lógico do processo(0 é o pai, 1 é o primeiro filho, 2 é o segundo e assim segue), e sem é o semáforo que que controla se o processo deve esperar ou pode usar o recurso. Pi não foi utilizado na implementação, mas foi necessário para fazer o debug.</text:p>
      <text:p text:style-name="P1"/>
      <text:p text:style-name="P1"/>
      <text:p text:style-name="P2"><text:soft-page-break/>A terceira estrutura é uma estrutura de fila FIFO:</text:p>
      <text:p text:style-name="P1"/>
      <text:p text:style-name="P1">typedef struct fifoQ_s {</text:p>
      <text:p text:style-name="P1"><text:s text:c="4"/>int head;</text:p>
      <text:p text:style-name="P1"><text:s text:c="4"/>int tail;</text:p>
      <text:p text:style-name="P1"><text:s text:c="4"/>int recursoLivre;</text:p>
      <text:p text:style-name="P1"><text:s text:c="4"/>nodoProc_t nodos[MAX_NODES];</text:p>
      <text:p text:style-name="P1"><text:s text:c="4"/>sem_t mutex;</text:p>
      <text:p text:style-name="P1">} FifoQT;</text:p>
      <text:p text:style-name="P1"/>
      <text:p text:style-name="P1">Head é o índice da cabeça da fila(a posição a ser retirada), e tail a posição em que deve ser enfileirado o próximo elemento, <text:span text:style-name="T3">e recursoLivre é uma variável que mostra se o recurso está livre para uso ou não</text:span>. Nodos é um vetor de tamanho MAX_NODES que guarda os dados dos processos(foi escolhido um vetor para a fila porque é necessário o uso de memória compartilhada). Mutex novamente é um semáforo para garantir com a função de evitar condições de corrida.</text:p>
      <text:p text:style-name="P1"/>
      <text:p text:style-name="P5">4.Funções</text:p>
      <text:p text:style-name="P1"><text:s text:c="4"/>Tanto o módulo da barreira quanto o da FIFO possuem suas própria funções, sendo elas:</text:p>
      <text:p text:style-name="P1"/>
      <text:p text:style-name="P1">barreira.c:</text:p>
      <text:p text:style-name="P1">void init_barr( barrier_t *barr, int n );</text:p>
      <text:p text:style-name="P1"><text:s text:c="4"/>Essa função seta as váriaveis da struct passada em barr e cria os semáforos com sem_init, para que eles possam ser utilizados com shared memory.</text:p>
      <text:p text:style-name="P1"/>
      <text:p text:style-name="P1">void process_barrier( barrier_t *barr );</text:p>
      <text:p text:style-name="P1"><text:s text:c="4"/>Essa função faz com que o chamador espere até que todos os processos esperados cheguem na barreira(maxProcNum), e quando o último faz a chamada, o mesmo libera todos os processos que estavam esperando.</text:p>
      <text:p text:style-name="P1"/>
      <text:p text:style-name="P1">myFifo.c:</text:p>
      <text:p text:style-name="P1">void init_fifoQ(FifoQT *fila);</text:p>
      <text:p text:style-name="P1"><text:s text:c="4"/>Essa função seta as váriaveis da struct passada em fila e cria os semáforos com sem_init, para que eles possam ser utilizados com shared memory.</text:p>
      <text:p text:style-name="P1"/>
      <text:p text:style-name="P1">void enfila(FifoQT* fila, int Pi);</text:p>
      <text:p text:style-name="P1"><text:s text:c="4"/>Essa função cria um nodo para o processo que chamou a funcao, e o coloca na fila.</text:p>
      <text:p text:style-name="P1">Obs: A funcao nao tem mutex interno, entao eh necessario utilizar bloqueio externo ao fazer a chamada.</text:p>
      <text:p text:style-name="P1"/>
      <text:p text:style-name="P1">nodoProc_t* desenfila(FifoQT* fila);</text:p>
      <text:p text:style-name="P1"><text:s text:c="4"/>Essa função retorna um ponteiro para o nodo na cabeça da fila, e move a cabeça.</text:p>
      <text:p text:style-name="P1">Obs: A funcao nao tem mutex interno, entao eh necessario utilizar bloqueio externo ao fazer a chamada.</text:p>
      <text:p text:style-name="P1"/>
      <text:p text:style-name="P5"/>
      <text:p text:style-name="P5"/>
      <text:p text:style-name="P5"><text:soft-page-break/>5.Limitações</text:p>
      <text:p text:style-name="P1"><text:s text:c="4"/>O fato de o processo pai funcionar como os processos filhos, faz com que seja possível que o programa entre em deadlock caso a fila de processos fique cheia. Isso pode ser resolvido com um programa watchdog externo ou fazendo com que o pai seja apenas um supervisor. Por conta da simplicidade da implementação, foi feita apenas uma trava, impedindo que o programa funcione para n's maiores que MAX_NOD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15:15.439080748</meta:creation-date>
    <dc:date>2025-05-07T19:03:47.095874171</dc:date>
    <meta:editing-duration>PT1H38M2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625" meta:character-count="3727" meta:non-whitespace-character-count="3068"/>
  </office:meta>
</office:document-meta>
</file>